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2254"/>
    </style:style>
    <style:style style:name="P2" style:family="paragraph" style:parent-style-name="Standard">
      <style:text-properties officeooo:rsid="00082254" officeooo:paragraph-rsid="00082254"/>
    </style:style>
    <style:style style:name="P3" style:family="paragraph" style:parent-style-name="Standard">
      <style:text-properties officeooo:rsid="00082254" officeooo:paragraph-rsid="0008b02d"/>
    </style:style>
    <style:style style:name="P4" style:family="paragraph" style:parent-style-name="Standard">
      <style:text-properties style:text-underline-style="solid" style:text-underline-width="auto" style:text-underline-color="font-color" officeooo:rsid="00082254" officeooo:paragraph-rsid="00082254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8b02d" officeooo:paragraph-rsid="0008b02d" style:font-weight-asian="bold" style:font-weight-complex="bold"/>
    </style:style>
    <style:style style:name="P6" style:family="paragraph" style:parent-style-name="Standard">
      <style:text-properties officeooo:rsid="0008b02d" officeooo:paragraph-rsid="0008b02d"/>
    </style:style>
    <style:style style:name="P7" style:family="paragraph" style:parent-style-name="Standard">
      <style:text-properties fo:font-weight="bold" officeooo:rsid="000ab85e" officeooo:paragraph-rsid="000ab85e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8b02d" officeooo:paragraph-rsid="0008b02d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91a8c" officeooo:paragraph-rsid="00091a8c" style:font-weight-asian="normal" style:font-weight-complex="normal"/>
    </style:style>
    <style:style style:name="P10" style:family="paragraph" style:parent-style-name="Standard">
      <style:text-properties officeooo:rsid="00091a8c" officeooo:paragraph-rsid="00091a8c"/>
    </style:style>
    <style:style style:name="P11" style:family="paragraph" style:parent-style-name="Text_20_body">
      <style:text-properties officeooo:rsid="00091a8c" officeooo:paragraph-rsid="00091a8c"/>
    </style:style>
    <style:style style:name="P12" style:family="paragraph" style:parent-style-name="Standard">
      <style:text-properties officeooo:rsid="000ab85e" officeooo:paragraph-rsid="000ab85e"/>
    </style:style>
    <style:style style:name="P13" style:family="paragraph" style:parent-style-name="Standard">
      <style:text-properties officeooo:rsid="000ab85e" officeooo:paragraph-rsid="000e780b"/>
    </style:style>
    <style:style style:name="P14" style:family="paragraph" style:parent-style-name="Standard" style:list-style-name="L1">
      <style:text-properties officeooo:rsid="00082254" officeooo:paragraph-rsid="00082254"/>
    </style:style>
    <style:style style:name="P15" style:family="paragraph" style:parent-style-name="Standard" style:list-style-name="L2">
      <style:text-properties officeooo:rsid="00082254" officeooo:paragraph-rsid="00082254"/>
    </style:style>
    <style:style style:name="P16" style:family="paragraph" style:parent-style-name="Standard" style:list-style-name="L2">
      <style:text-properties officeooo:rsid="00082254" officeooo:paragraph-rsid="0008b02d"/>
    </style:style>
    <style:style style:name="P17" style:family="paragraph" style:parent-style-name="Standard" style:list-style-name="L2">
      <style:text-properties officeooo:rsid="00082254" officeooo:paragraph-rsid="00136e98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82254" officeooo:paragraph-rsid="00082254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8b02d" officeooo:paragraph-rsid="0008b02d" style:font-weight-asian="bold" style:font-weight-complex="bold"/>
    </style:style>
    <style:style style:name="T1" style:family="text">
      <style:text-properties officeooo:rsid="0008b02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780b"/>
    </style:style>
    <style:style style:name="T6" style:family="text">
      <style:text-properties officeooo:rsid="000ea7a5"/>
    </style:style>
    <style:style style:name="T7" style:family="text">
      <style:text-properties officeooo:rsid="00136e9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cheros en JAVA</text:h>
      <text:p text:style-name="Text_20_body"/>
      <text:p text:style-name="P11"><text:a xlink:type="simple" xlink:href="https://docs.oracle.com/en/java/javase/22/docs/api/index.html" text:style-name="Internet_20_link" text:visited-style-name="Visited_20_Internet_20_Link">Api de Java</text:a></text:p>
      <text:p text:style-name="P1"/>
      <text:p text:style-name="P2">Almacenar la información de forma permanente, hay dos firmas de guardarlos:</text:p>
      <text:p text:style-name="P2"/>
      <text:list xml:id="list441740452" text:style-name="L1">
        <text:list-item>
          <text:p text:style-name="P14">Flujo de Bytes (enviar información a través de la red)</text:p>
        </text:list-item>
        <text:list-item>
          <text:p text:style-name="P14">Flujo de Caracteres (guardar la informacion, para leerla)</text:p>
        </text:list-item>
      </text:list>
      <text:p text:style-name="P2"/>
      <text:p text:style-name="P10">Clase File</text:p>
      <text:p text:style-name="P10">Representación del archivo y los directorios </text:p>
      <text:p text:style-name="P10"/>
      <text:p text:style-name="P12">Constructores</text:p>
      <text:p text:style-name="P12"><text:span text:style-name="T4">File(String pathname)</text:span> throws NullPointerException <text:span text:style-name="T6">(</text:span><text:span text:style-name="T2">si</text:span> el pathname es nulo<text:span text:style-name="T6">)</text:span></text:p>
      <text:p text:style-name="P2"/>
      <text:p text:style-name="P2">Flujo de Bytes (package java.io)</text:p>
      <text:p text:style-name="P3">Clases <text:span text:style-name="T1">Abstractas</text:span></text:p>
      <text:list xml:id="list320654824" text:style-name="L2">
        <text:list-item>
          <text:p text:style-name="P15">InputStream (entrada) </text:p>
        </text:list-item>
        <text:list-item>
          <text:p text:style-name="P15">OutputStream (salida)</text:p>
        </text:list-item>
      </text:list>
      <text:p text:style-name="P12">Metodos</text:p>
      <text:p text:style-name="P12"/>
      <text:p text:style-name="P7">boolean canExecute()</text:p>
      <text:p text:style-name="P12">Tests whether the application can execute the file denoted by this abstract pathname.</text:p>
      <text:p text:style-name="P12"/>
      <text:p text:style-name="P7">Boolean canRead()</text:p>
      <text:p text:style-name="P12">Tests whether the application can read the file denoted by this abstract pathname.</text:p>
      <text:p text:style-name="P12"/>
      <text:p text:style-name="P7">Boolean canWrite()</text:p>
      <text:p text:style-name="P12">Tests whether the application can modify the file denoted by this abstract pathname.</text:p>
      <text:p text:style-name="P12"/>
      <text:p text:style-name="P7">Boolean createNewFile()</text:p>
      <text:p text:style-name="P12">Atomically creates a new, empty file named by this abstract pathname if and only if a file with this name does not yet exist.</text:p>
      <text:p text:style-name="P12"/>
      <text:p text:style-name="P7">Boolean delete()</text:p>
      <text:p text:style-name="P12">Deletes the file or directory denoted by this abstract pathname.</text:p>
      <text:p text:style-name="P12"/>
      <text:p text:style-name="P7">Boolean exists()</text:p>
      <text:p text:style-name="P12">Tests whether the file or directory denoted by this abstract pathname exists.</text:p>
      <text:p text:style-name="P12"/>
      <text:p text:style-name="P7">String getName()</text:p>
      <text:p text:style-name="P12">Returns the name of the file or directory denoted by this abstract pathname.</text:p>
      <text:p text:style-name="P12"/>
      <text:p text:style-name="P7">String getPath()</text:p>
      <text:p text:style-name="P12">Converts this abstract pathname into a pathname string.</text:p>
      <text:p text:style-name="P12"/>
      <text:p text:style-name="P12"/>
      <text:p text:style-name="P7">Boolean isDirectory()</text:p>
      <text:p text:style-name="P12">Tests whether the file denoted by this abstract pathname is a directory.</text:p>
      <text:p text:style-name="P12"><text:soft-page-break/></text:p>
      <text:p text:style-name="P7">Boolean isFile()</text:p>
      <text:p text:style-name="P12">Tests whether the file denoted by this abstract pathname is a normal file.</text:p>
      <text:p text:style-name="P12"/>
      <text:p text:style-name="P7">String[] list()</text:p>
      <text:p text:style-name="P12">Returns an array of strings naming the files and directories in the directory denoted by this abstract pathname.</text:p>
      <text:p text:style-name="P12"/>
      <text:p text:style-name="P7">File[] listFiles()</text:p>
      <text:p text:style-name="P12">Returns an array of abstract pathnames denoting the files in the directory denoted by this abstract pathname.</text:p>
      <text:p text:style-name="P12"/>
      <text:p text:style-name="P7">Boolean mkdir()</text:p>
      <text:p text:style-name="P12">Creates the directory named by this abstract pathname.</text:p>
      <text:p text:style-name="P12"/>
      <text:p text:style-name="P7">Boolean mkdirs()</text:p>
      <text:p text:style-name="P12">Creates the directory named by this abstract pathname, including any necessary but nonexistent parent directories.</text:p>
      <text:p text:style-name="P12"/>
      <text:p text:style-name="P7">Boolean renameTo(File dest)</text:p>
      <text:p text:style-name="P12">Renames the file denoted by this abstract pathname.</text:p>
      <text:p text:style-name="P12"/>
      <text:p text:style-name="P7">String toString()</text:p>
      <text:p text:style-name="P12">Returns the pathname string of this abstract pathname.</text:p>
      <text:p text:style-name="P12"/>
      <text:p text:style-name="P7">separatorChar</text:p>
      <text:p text:style-name="P12">public static final char separatorChar</text:p>
      <text:p text:style-name="P12"/>
      <text:p text:style-name="P7">long lastModified()</text:p>
      <text:p text:style-name="P12">Returns the time that the file denoted by this abstract pathname was last modified.</text:p>
      <text:p text:style-name="P12"/>
      <text:p text:style-name="P7">Long length()</text:p>
      <text:p text:style-name="P12">Returns the length of the file denoted by this abstract pathname.</text:p>
      <text:p text:style-name="P12"/>
      <text:p text:style-name="P12">The system-dependent default name-separator character. This field is initialized to contain the first character of the value of the system property file.separator. On UNIX systems the value of this field is '/'; on Microsoft Windows systems it is '\\'.</text:p>
      <text:p text:style-name="P12"/>
      <text:p text:style-name="P13">See Also:</text:p>
      <text:p text:style-name="P7">System.getProperty(<text:tab/>)</text:p>
      <text:p text:style-name="P7"/>
      <text:p text:style-name="P7">separatorChar</text:p>
      <text:p text:style-name="P12">public static String getProperty(String key)</text:p>
      <text:p text:style-name="P12"/>
      <text:p text:style-name="P12">public static String setProperty(String key, <text:s/>String value)</text:p>
      <text:p text:style-name="P12"/>
      <text:p text:style-name="P7">lineSeparato<text:span text:style-name="T5">r</text:span></text:p>
      <text:p text:style-name="P12">public static String lineSeparator()</text:p>
      <text:p text:style-name="P12"/>
      <text:p text:style-name="P12">Returns the system-dependent line separator string. It always returns the same value - the initial value of the system property line.separator.</text:p>
      <text:p text:style-name="P12"/>
      <text:p text:style-name="P12"><text:soft-page-break/>On UNIX systems, it returns "\n"; on Microsoft Windows systems it returns "\r\n".</text:p>
      <text:p text:style-name="P12"/>
      <text:p text:style-name="P7">pathSeparatorChar</text:p>
      <text:p text:style-name="P7"/>
      <text:p text:style-name="P12">public static final char pathSeparatorChar</text:p>
      <text:p text:style-name="P12"/>
      <text:p text:style-name="P12">The system-dependent path-separator character. This field is initialized to contain the first character of the value of the system property path.separator. This character is used to separate filenames in a sequence of files given as a path list. On UNIX systems, this character is ':'; on Microsoft Windows systems it is ';'.</text:p>
      <text:p text:style-name="P12"/>
      <text:p text:style-name="P18">Flujo de Caracteres (package java.io)</text:p>
      <text:p text:style-name="P2">Clases <text:span text:style-name="T1">Abstractas</text:span></text:p>
      <text:list xml:id="list2533076992939" text:continue-numbering="true" text:style-name="L2">
        <text:list-item>
          <text:p text:style-name="P16">Reader (entrada) ← <text:s/><text:span text:style-name="T1">InputStreamReader ← FileReader</text:span></text:p>
        </text:list-item>
        <text:list-item>
          <text:p text:style-name="P17">Writer (salida) ← <text:s/><text:span text:style-name="T7">Output</text:span><text:span text:style-name="T1">Stream</text:span><text:span text:style-name="T7">Writer</text:span><text:span text:style-name="T1"> ← File</text:span><text:span text:style-name="T7">Writer</text:span></text:p>
        </text:list-item>
      </text:list>
      <text:p text:style-name="P2"/>
      <text:p text:style-name="P5">InputStreamReader</text:p>
      <text:p text:style-name="P3"/>
      <text:p text:style-name="P6">Transforma los bytes de un carácter a su correspondiente código Ej: 1010101 = 105</text:p>
      <text:p text:style-name="P6"/>
      <text:p text:style-name="P6">BufferedReader in = new BufferedReader(new <text:span text:style-name="T3">InputStreamReader(System.in)</text:span>);</text:p>
      <text:p text:style-name="P6"/>
      <text:p text:style-name="P5">FileReader</text:p>
      <text:p text:style-name="P5"/>
      <text:p text:style-name="P8">Constructores</text:p>
      <text:p text:style-name="P8">FileReader(File file) throws <text:span text:style-name="T4">FileNotFountException</text:span></text:p>
      <text:p text:style-name="P8">FileReader(String filename)</text:p>
      <text:p text:style-name="P8"/>
      <text:p text:style-name="P8">Metodos</text:p>
      <text:p text:style-name="P9">close(), read()</text:p>
      <text:p text:style-name="P8"/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27T00:25:31.285000000</dc:date>
    <meta:editing-duration>PT1H44M33S</meta:editing-duration>
    <meta:editing-cycles>9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78" meta:word-count="548" meta:character-count="3768" meta:non-whitespace-character-count="3299"/>
  </office:meta>
</office:document-meta>
</file>